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LoggingFilter.doFilterInternal( HttpServletRequest request , HttpServletResponse response , FilterChain filterChai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RequestLoggingFilter.setAfterMessageSuffix( String afterMessag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createMessage( HttpServletRequest request , String prefix , String suffi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RequestLoggingFilter.getAfterMessag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getBeforeMessag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isIncludeCli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getMax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getHeader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BeforeMessageSuffix( String beforeMessag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HeaderPredicate( @ Nullable Predicate &lt; String &gt; header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isInclude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IncludeHeaders( boolean include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isInclude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IncludeClientInfo( boolean includeClie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IncludePayload( boolean include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getMessagePayload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equestLoggingFilter.setIncludeQueryString( boolean includ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AfterMessagePrefix( String afterMessag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isInclud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houldLog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BeforeMessagePrefix( String beforeMessag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LoggingFilter.setMaxPayloadLength( int max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